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2.86cm" svg:height="12.7cm" svg:x="2.54cm" svg:y="3.175cm">
          <text:p/>
        </draw:rect>
        <draw:g>
          <draw:custom-shape draw:style-name="gr2" draw:text-style-name="P1" draw:layer="layout" svg:width="1.905cm" svg:height="1.905cm" draw:transform="rotate (0.625002405139052) translate (20.62cm 11.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0.625002405139052) translate (22.106cm 13.9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2.493cm" svg:y1="12.908cm" svg:x2="22.865cm" svg:y2="13.423cm">
            <text:p/>
          </draw:line>
        </draw:g>
        <draw:g>
          <draw:custom-shape draw:style-name="gr2" draw:text-style-name="P1" draw:layer="layout" svg:width="1.905cm" svg:height="1.905cm" draw:transform="rotate (1.5707963267946) translate (9.525cm 15.2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1.5707963267946) translate (12.065cm 15.2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11.43cm" svg:y1="14.305cm" svg:x2="12.065cm" svg:y2="14.305cm">
            <text:p/>
          </draw:line>
        </draw:g>
        <draw:line draw:style-name="gr4" draw:text-style-name="P1" draw:layer="layout" svg:x1="20.32cm" svg:y1="13.97cm" svg:x2="15.24cm" svg:y2="13.97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2.86cm" svg:height="12.7cm" svg:x="2.54cm" svg:y="3.175cm">
          <text:p/>
        </draw:rect>
        <draw:g>
          <draw:custom-shape draw:style-name="gr2" draw:text-style-name="P1" draw:layer="layout" svg:width="1.905cm" svg:height="1.905cm" svg:x="12.7cm" svg:y="1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svg:x="12.7cm" svg:y="13.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13.635cm" svg:y1="13.335cm" svg:x2="13.635cm" svg:y2="13.97cm">
            <text:p/>
          </draw:line>
        </draw:g>
        <draw:g>
          <draw:custom-shape draw:style-name="gr2" draw:text-style-name="P1" draw:layer="layout" svg:width="1.905cm" svg:height="1.905cm" draw:transform="rotate (-1.60517931306007) translate (24.916cm 12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-1.60517931306007) translate (22.378cm 12.6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2.981cm" svg:y1="13.646cm" svg:x2="22.346cm" svg:y2="13.624cm">
            <text:p/>
          </draw:line>
        </draw:g>
        <draw:g>
          <draw:custom-shape draw:style-name="gr2" draw:text-style-name="P1" draw:layer="layout" svg:width="1.905cm" svg:height="1.905cm" draw:transform="rotate (1.53519161005392) translate (2.54cm 14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1.53519161005392) translate (5.078cm 14.537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4.477cm" svg:y1="13.58cm" svg:x2="5.112cm" svg:y2="13.603cm">
            <text:p/>
          </draw:line>
        </draw:g>
        <draw:line draw:style-name="gr4" draw:text-style-name="P1" draw:layer="layout" svg:x1="15.24cm" svg:y1="13.335cm" svg:x2="20.955cm" svg:y2="13.335cm">
          <text:p/>
        </draw:line>
        <draw:line draw:style-name="gr4" draw:text-style-name="P1" draw:layer="layout" svg:x1="12.065cm" svg:y1="13.335cm" svg:x2="6.985cm" svg:y2="13.335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2.86cm" svg:height="12.7cm" svg:x="2.54cm" svg:y="3.175cm">
          <text:p/>
        </draw:rect>
        <draw:g>
          <draw:custom-shape draw:style-name="gr2" draw:text-style-name="P1" draw:layer="layout" svg:width="1.905cm" svg:height="1.905cm" draw:transform="rotate (0.625002405139052) translate (20.62cm 11.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0.625002405139052) translate (22.106cm 13.9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2.493cm" svg:y1="12.908cm" svg:x2="22.865cm" svg:y2="13.423cm">
            <text:p/>
          </draw:line>
        </draw:g>
        <draw:g>
          <draw:custom-shape draw:style-name="gr2" draw:text-style-name="P1" draw:layer="layout" svg:width="1.905cm" svg:height="1.905cm" svg:x="22.8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05cm" svg:height="1.905cm" svg:x="22.86cm" svg:y="6.35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3.795cm" svg:y1="5.715cm" svg:x2="23.795cm" svg:y2="6.35cm">
            <text:p/>
          </draw:line>
        </draw:g>
        <draw:line draw:style-name="gr4" draw:text-style-name="P1" draw:layer="layout" svg:x1="23.495cm" svg:y1="10.795cm" svg:x2="23.495cm" svg:y2="8.8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2.86cm" svg:height="12.7cm" svg:x="2.54cm" svg:y="3.175cm">
          <text:p/>
        </draw:rect>
        <draw:g>
          <draw:custom-shape draw:style-name="gr2" draw:text-style-name="P1" draw:layer="layout" svg:width="1.905cm" svg:height="1.905cm" draw:transform="rotate (0.625002405139052) translate (20.62cm 11.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0.625002405139052) translate (22.106cm 13.9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2.493cm" svg:y1="12.908cm" svg:x2="22.865cm" svg:y2="13.423cm">
            <text:p/>
          </draw:line>
        </draw:g>
        <draw:g>
          <draw:custom-shape draw:style-name="gr2" draw:text-style-name="P1" draw:layer="layout" svg:width="1.905cm" svg:height="1.905cm" draw:transform="rotate (3.1415926535892) translate (24.764cm 8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3.1415926535892) translate (24.764cm 5.714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3.829cm" svg:y1="6.349cm" svg:x2="23.829cm" svg:y2="5.714cm">
            <text:p/>
          </draw:line>
        </draw:g>
        <draw:line draw:style-name="gr4" draw:text-style-name="P1" draw:layer="layout" svg:x1="23.495cm" svg:y1="10.795cm" svg:x2="23.495cm" svg:y2="8.8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2.86cm" svg:height="12.7cm" svg:x="2.54cm" svg:y="3.175cm">
          <text:p/>
        </draw:rect>
        <draw:g>
          <draw:custom-shape draw:style-name="gr2" draw:text-style-name="P1" draw:layer="layout" svg:width="1.905cm" svg:height="1.905cm" svg:x="12.7cm" svg:y="1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svg:x="12.7cm" svg:y="13.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13.635cm" svg:y1="13.335cm" svg:x2="13.635cm" svg:y2="13.97cm">
            <text:p/>
          </draw:line>
        </draw:g>
        <draw:g>
          <draw:custom-shape draw:style-name="gr2" draw:text-style-name="P1" draw:layer="layout" svg:width="1.905cm" svg:height="1.905cm" svg:x="12.7cm" svg:y="3.1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svg:x="12.7cm" svg:y="5.71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13.635cm" svg:y1="5.08cm" svg:x2="13.635cm" svg:y2="5.715cm">
            <text:p/>
          </draw:line>
        </draw:g>
        <draw:line draw:style-name="gr4" draw:text-style-name="P1" draw:layer="layout" svg:x1="13.97cm" svg:y1="10.795cm" svg:x2="13.97cm" svg:y2="8.89cm">
          <text:p/>
        </draw:line>
        <draw:line draw:style-name="gr4" draw:text-style-name="P1" draw:layer="layout" svg:x1="14.605cm" svg:y1="12.065cm" svg:x2="17.145cm" svg:y2="8.89cm">
          <text:p/>
        </draw:line>
        <draw:line draw:style-name="gr4" draw:text-style-name="P1" draw:layer="layout" svg:x1="12.7cm" svg:y1="12.7cm" svg:x2="9.525cm" svg:y2="9.525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2.86cm" svg:height="12.7cm" svg:x="2.54cm" svg:y="3.175cm">
          <text:p/>
        </draw:rect>
        <draw:g>
          <draw:custom-shape draw:style-name="gr2" draw:text-style-name="P1" draw:layer="layout" svg:width="1.905cm" svg:height="1.905cm" draw:transform="rotate (0.625002405139052) translate (20.62cm 11.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0.625002405139052) translate (22.106cm 13.9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2.493cm" svg:y1="12.908cm" svg:x2="22.865cm" svg:y2="13.423cm">
            <text:p/>
          </draw:line>
        </draw:g>
        <draw:g>
          <draw:custom-shape draw:style-name="gr2" draw:text-style-name="P1" draw:layer="layout" svg:width="1.905cm" svg:height="1.905cm" draw:transform="rotate (1.5707963267946) translate (12.065cm 14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05cm" svg:height="1.905cm" draw:transform="rotate (1.5707963267946) translate (14.605cm 14.605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13.97cm" svg:y1="13.67cm" svg:x2="14.605cm" svg:y2="13.67cm">
            <text:p/>
          </draw:line>
        </draw:g>
        <draw:g>
          <draw:custom-shape draw:style-name="gr2" draw:text-style-name="P1" draw:layer="layout" svg:width="1.905cm" svg:height="1.905cm" svg:x="3.809cm" svg:y="4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05cm" svg:height="1.905cm" svg:x="3.809cm" svg:y="6.984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4.744cm" svg:y1="6.349cm" svg:x2="4.744cm" svg:y2="6.984cm">
            <text:p/>
          </draw:line>
        </draw:g>
        <draw:line draw:style-name="gr4" draw:text-style-name="P1" draw:layer="layout" svg:x1="21.59cm" svg:y1="13.97cm" svg:x2="18.415cm" svg:y2="13.97cm">
          <text:p/>
        </draw:line>
        <draw:line draw:style-name="gr4" draw:text-style-name="P1" draw:layer="layout" svg:x1="11.43cm" svg:y1="13.335cm" svg:x2="5.715cm" svg:y2="9.525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5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David Scheck</meta:initial-creator>
    <meta:creation-date>2009-02-12T19:21:37</meta:creation-date>
    <dc:creator>David Scheck</dc:creator>
    <dc:date>2009-02-12T19:39:59</dc:date>
    <meta:editing-cycles>1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